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0c0c0" draw:textarea-horizontal-align="justify" draw:textarea-vertical-align="middle" draw:auto-grow-height="false"/>
    </style:style>
    <style:style style:name="gr2" style:family="graphic" style:parent-style-name="standard">
      <style:graphic-properties draw:fill="solid" draw:fill-color="#e6e6e6" draw:textarea-horizontal-align="justify" draw:textarea-vertical-align="middle" draw:auto-grow-height="false"/>
    </style:style>
    <style:style style:name="gr3" style:family="graphic" style:parent-style-name="standard">
      <style:graphic-properties draw:fill="solid" draw:fill-color="#c0c0c0" draw:textarea-vertical-align="middle" draw:auto-grow-height="false" fo:min-height="0.749cm" fo:min-width="0.499cm"/>
    </style:style>
    <style:style style:name="gr4" style:family="graphic" style:parent-style-name="standard">
      <style:graphic-properties draw:textarea-horizontal-align="justify" draw:textarea-vertical-align="middle" draw:auto-grow-height="false"/>
    </style:style>
    <style:style style:name="P1" style:family="paragraph">
      <style:paragraph-properties fo:margin-left="0cm" fo:margin-right="0cm" fo:text-align="center" fo:text-indent="0cm"/>
      <style:text-properties fo:font-size="8pt" style:font-size-asian="18pt" style:font-size-complex="18pt"/>
    </style:style>
    <style:style style:name="P2" style:family="paragraph">
      <style:paragraph-properties fo:text-align="center"/>
      <style:text-properties fo:font-size="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223cm" svg:height="1.524cm" svg:x="4.656cm" svg:y="0.635cm">
          <text:p text:style-name="P1">LURQL</text:p>
          <text:p text:style-name="P1">Query</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2.14cm" svg:height="1.524cm" svg:x="7.713cm" svg:y="4.902cm">
          <text:p text:style-name="P1">Transformation</text:p>
          <text:p text:style-name="P1">Rules</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1" draw:layer="layout" svg:width="3.669cm" svg:height="1.219cm" svg:x="5.573cm" svg:y="6.731cm">
          <text:p text:style-name="P1">JmiDependencyTransform</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3.668cm" svg:height="1.219cm" svg:x="3.739cm" svg:y="2.464cm">
          <text:p text:style-name="P1">LURQL Processor</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1.528cm" svg:height="2.439cm" svg:x="1.905cm" svg:y="1.244cm">
          <text:p text:style-name="P1">Repository</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1" draw:layer="layout" svg:width="3.057cm" svg:height="2.438cm" svg:x="3.739cm" svg:y="3.988cm">
          <text:p text:style-name="P1">LURQL</text:p>
          <text:p text:style-name="P1">Result S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1" draw:layer="layout" svg:width="3.669cm" svg:height="1.22cm" svg:x="2.516cm" svg:y="12.217cm">
          <text:p text:style-name="P1">Graphviz</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3.974cm" svg:height="1.219cm" svg:x="6.796cm" svg:y="10.389cm">
          <text:p text:style-name="P1">DmvGraphvizRenderer</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1.222cm" svg:height="1.524cm" svg:x="5.268cm" svg:y="10.389cm">
          <text:p text:style-name="P1">.dot</text:p>
          <text:p text:style-name="P1">file</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2.446cm" svg:height="1.22cm" svg:x="6.49cm" svg:y="12.217cm">
          <text:p text:style-name="P1">Im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611cm" svg:height="0.914cm" svg:x="4.962cm" svg:y="1.8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2" draw:layer="layout" svg:width="0.916cm" svg:height="0.609cm" svg:x="3.128cm" svg:y="2.76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2" draw:layer="layout" svg:width="0.917cm" svg:height="0.61cm" svg:x="6.185cm" svg:y="10.69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2" draw:layer="layout" svg:width="0.611cm" svg:height="0.915cm" svg:x="5.268cm" svg:y="3.3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2" draw:layer="layout" svg:width="0.612cm" svg:height="0.914cm" svg:x="8.019cm" svg:y="6.1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2" draw:layer="layout" svg:width="0.611cm" svg:height="0.914cm" svg:x="5.879cm" svg:y="6.1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2" draw:layer="layout" svg:width="0.611cm" svg:height="0.915cm" svg:x="5.268cm" svg:y="11.6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2" draw:layer="layout" svg:width="0.917cm" svg:height="0.609cm" svg:x="5.879cm" svg:y="12.5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3.669cm" svg:height="1.829cm" svg:x="6.49cm" svg:y="8.255cm">
          <text:p text:style-name="P1">JmiDependencyGraph</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2" draw:layer="layout" svg:width="0.611cm" svg:height="0.914cm" svg:x="7.713cm" svg:y="7.6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2" draw:layer="layout" svg:width="0.611cm" svg:height="0.915cm" svg:x="7.713cm" svg:y="9.77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initial-creator>John Sichi</meta:initial-creator>
    <meta:creation-date>2007-03-06T11:21:29</meta:creation-date>
    <dc:creator>John Sichi</dc:creator>
    <dc:date>2007-03-08T02:26:02</dc:date>
    <dc:language>en-US</dc:language>
    <meta:editing-cycles>5</meta:editing-cycles>
    <meta:editing-duration>PT4H21M56S</meta:editing-duration>
    <meta:user-defined meta:name="Info 1"/>
    <meta:user-defined meta:name="Info 2"/>
    <meta:user-defined meta:name="Info 3"/>
    <meta:user-defined meta:name="Info 4"/>
    <meta:document-statistic meta:object-count="21"/>
  </office:meta>
</office:document-meta>
</file>